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e2" officeooo:paragraph-rsid="001675e2"/>
    </style:style>
    <style:style style:name="P2" style:family="paragraph" style:parent-style-name="Standard">
      <style:paragraph-properties fo:text-align="center" style:justify-single-word="false"/>
      <style:text-properties officeooo:rsid="001675e2" officeooo:paragraph-rsid="001675e2"/>
    </style:style>
    <style:style style:name="P3" style:family="paragraph" style:parent-style-name="Standard">
      <style:paragraph-properties fo:text-align="start" style:justify-single-word="false"/>
      <style:text-properties officeooo:rsid="001675e2" officeooo:paragraph-rsid="001675e2"/>
    </style:style>
    <style:style style:name="P4" style:family="paragraph" style:parent-style-name="Standard">
      <style:paragraph-properties fo:text-align="start" style:justify-single-word="false"/>
      <style:text-properties officeooo:rsid="001a00e6" officeooo:paragraph-rsid="001a00e6"/>
    </style:style>
    <style:style style:name="P5" style:family="paragraph" style:parent-style-name="Standard">
      <style:paragraph-properties fo:text-align="start" style:justify-single-word="false"/>
      <style:text-properties officeooo:rsid="001a3294" officeooo:paragraph-rsid="001a3294"/>
    </style:style>
    <style:style style:name="P6" style:family="paragraph" style:parent-style-name="Standard">
      <style:paragraph-properties fo:text-align="start" style:justify-single-word="false"/>
      <style:text-properties officeooo:rsid="001c2d9b" officeooo:paragraph-rsid="001c2d9b"/>
    </style:style>
    <style:style style:name="P7" style:family="paragraph" style:parent-style-name="Standard">
      <style:paragraph-properties fo:text-align="start" style:justify-single-word="false"/>
      <style:text-properties officeooo:rsid="001d2968" officeooo:paragraph-rsid="001d2968"/>
    </style:style>
    <style:style style:name="P8" style:family="paragraph" style:parent-style-name="Standard">
      <style:paragraph-properties fo:text-align="start" style:justify-single-word="false"/>
      <style:text-properties officeooo:rsid="002065d9" officeooo:paragraph-rsid="002065d9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00e6" officeooo:paragraph-rsid="001a00e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75e2" officeooo:paragraph-rsid="001675e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065d9" officeooo:paragraph-rsid="002065d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21987e" officeooo:paragraph-rsid="0021987e"/>
    </style:style>
    <style:style style:name="T1" style:family="text">
      <style:text-properties officeooo:rsid="00182a50"/>
    </style:style>
    <style:style style:name="T2" style:family="text">
      <style:text-properties officeooo:rsid="001e63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e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ny Sanchez</text:p>
      <text:p text:style-name="P1">CS 362</text:p>
      <text:p text:style-name="P1">5/28/2017</text:p>
      <text:p text:style-name="P1"/>
      <text:p text:style-name="P2">Assignment 5</text:p>
      <text:p text:style-name="P2"/>
      <text:p text:style-name="P10">Re-factoring</text:p>
      <text:p text:style-name="P10"/>
      <text:p text:style-name="P3">For the Adventurer card, I was unable to run my own random test on the code since my team member chose not to write the test with a function as I had. <text:s/>Because of this, I needed to be able to replicate the same test that I made on my own code. <text:s/>To be able to do this, I needed eliminate the use of a function and incorporate the code into the random generation that was occurring within the main function.</text:p>
      <text:p text:style-name="P3"/>
      <text:p text:style-name="P3">The process of refactoring was not as arduous as I had anticipated. <text:s/>I was able to quickly change the way I dereferenced the game state; originally, the game state was passed by reference into my playAdventurer function, which caused me to use → as a dereferencing mechanism in order to access the components of the class. <text:s/>Then, I was also able to quickly change the placeholder names originally used in my function in order to use the variable names used in the main function of the same file.</text:p>
      <text:p text:style-name="P3"/>
      <text:p text:style-name="P3">The last part of the refactoring involved the <text:span text:style-name="T1">play adventurer function. <text:s/>I was unable to use the function as written in <text:s/>my original file, but the new function was not far off in terms of naming. <text:s/>I was quickly able to see the slightly different name and make appropriate edits. <text:s/>The parameters were the same, it was just a question of a name change for the function.</text:span></text:p>
      <text:p text:style-name="P3"/>
      <text:p text:style-name="P9">Bug Reports</text:p>
      <text:p text:style-name="P4"/>
      <text:p text:style-name="P5">For the adventurer card, I was also able to introduce a similar bug where a variable would not increment correctly, and in my case, at all. <text:s/>Such bugs can sometimes be hard to spot. <text:s/>For my group mate’s bug, it was easier to identify because the nature of the bug is less obscure. <text:s/>The bug in question would not increment the value of the drawnTreasure local variable to keep in line with the card specifications. <text:s/>Here is the corresponding bug report I was able to write for this particular bug.</text:p>
      <text:p text:style-name="P5"/>
      <text:p text:style-name="P6">Noverse Bug Reporting Template</text:p>
      <text:p text:style-name="P6">==============================</text:p>
      <text:p text:style-name="P6"/>
      <text:p text:style-name="P6">Title: <text:s/>Adventurer</text:p>
      <text:p text:style-name="P6"/>
      <text:p text:style-name="P6">Class: <text:s/>Serious Bug</text:p>
      <text:p text:style-name="P6"/>
      <text:p text:style-name="P6">Date: <text:s text:c="2"/>5/27/2017</text:p>
      <text:p text:style-name="P6">Reported By: <text:s/>Johnny Sanchez</text:p>
      <text:p text:style-name="P6">Email: <text:s/>sanchjoh@oregonstate.edu</text:p>
      <text:p text:style-name="P6"/>
      <text:p text:style-name="P6"/>
      <text:p text:style-name="P6">Product: Dominion <text:s text:c="14"/>Version: <text:s/>N/A</text:p>
      <text:p text:style-name="P6">Platform: <text:s/>Linux <text:s text:c="15"/>Version: <text:s/>Ubuntu 16.04</text:p>
      <text:p text:style-name="P6">Browser: N/A <text:s text:c="19"/>Version: <text:s/>N/A</text:p>
      <text:p text:style-name="P6">URL: <text:s/>N/A</text:p>
      <text:p text:style-name="P6"/>
      <text:p text:style-name="P6"><text:soft-page-break/>Is it reproducible: Yes</text:p>
      <text:p text:style-name="P6"/>
      <text:p text:style-name="P6">Description</text:p>
      <text:p text:style-name="P6">===========</text:p>
      <text:p text:style-name="P6">The adventurer card will not correctly update the treasure counter, since it is missing a</text:p>
      <text:p text:style-name="P6">reference to the gold treasure card. <text:s/>The adventurer card should correctly be able to</text:p>
      <text:p text:style-name="P6">increment the counter of treasures drawn or else the player will draw too many cards.</text:p>
      <text:p text:style-name="P6"/>
      <text:p text:style-name="P6"/>
      <text:p text:style-name="P6">Steps to Produce/Reproduce</text:p>
      <text:p text:style-name="P6">--------------------------</text:p>
      <text:p text:style-name="P6">struct gameState G;</text:p>
      <text:p text:style-name="P6">G.numPlayers = 2;</text:p>
      <text:p text:style-name="P6">G.deck[0][2] = {copper, gold}</text:p>
      <text:p text:style-name="P6">/* randomize game state */</text:p>
      <text:p text:style-name="P6">play_adventurer(&amp;G);</text:p>
      <text:p text:style-name="P6"/>
      <text:p text:style-name="P6">Expected Results</text:p>
      <text:p text:style-name="P6">----------------</text:p>
      <text:p text:style-name="P6">drawnTreasure = 2</text:p>
      <text:p text:style-name="P6"/>
      <text:p text:style-name="P6"/>
      <text:p text:style-name="P6">Actual Results</text:p>
      <text:p text:style-name="P6">--------------</text:p>
      <text:p text:style-name="P6">drawnTreasure = 1</text:p>
      <text:p text:style-name="P6"/>
      <text:p text:style-name="P6"/>
      <text:p text:style-name="P6">Workarounds</text:p>
      <text:p text:style-name="P6">-----------</text:p>
      <text:p text:style-name="P6">None</text:p>
      <text:p text:style-name="P6"/>
      <text:p text:style-name="P6"/>
      <text:p text:style-name="P6">Attachments</text:p>
      <text:p text:style-name="P6">-----------</text:p>
      <text:p text:style-name="P6">randomtestadventurer.out</text:p>
      <text:p text:style-name="P6"/>
      <text:p text:style-name="P6"/>
      <text:p text:style-name="P6">Other Information</text:p>
      <text:p text:style-name="P6">-----------------</text:p>
      <text:p text:style-name="P6">None</text:p>
      <text:p text:style-name="P6"/>
      <text:p text:style-name="P7">The next bug that I inspected was for the Smithy card. <text:s/>For this card, <text:span text:style-name="T2">I was able run my random test on my team mate’s code. <text:s/>Upon further inspection, I was not able to observe a noticeable bug in the code, as I checked the online resource to double-check the specification for the card and confirmed my findings. <text:s/>This is odd, considering that the code that I found in my team mate’s folder indicated that there was a bug that indeed was introduced (indicated in a comment). <text:s/>Due to where the bug was commented to be, I took it to mean that my team mate meant to not increment the count to the full 3 cards that the card specified. <text:s text:c="2"/>Thus, I tested the card under this assumption. <text:s/>There were no other cards that I had made unit tests or random tests for. <text:s/>The following is the corresponding bug report.</text:span></text:p>
      <text:p text:style-name="P8"><text:soft-page-break/>Noverse Bug Reporting Template</text:p>
      <text:p text:style-name="P8">==============================</text:p>
      <text:p text:style-name="P8"/>
      <text:p text:style-name="P8">Title: <text:s/>Smithy</text:p>
      <text:p text:style-name="P8"/>
      <text:p text:style-name="P8">Class: <text:s/>Serious Bug</text:p>
      <text:p text:style-name="P8">e.g. "Feature Request", "System Error", "Serious Bug"</text:p>
      <text:p text:style-name="P8"/>
      <text:p text:style-name="P8">Date: <text:s text:c="2"/>5/27/2017</text:p>
      <text:p text:style-name="P8">Reported By: <text:s/>Johnny Sanchez</text:p>
      <text:p text:style-name="P8">Email: <text:s/>sanchjoh@oregonstate.edu</text:p>
      <text:p text:style-name="P8"/>
      <text:p text:style-name="P8"/>
      <text:p text:style-name="P8">Product: Dominion <text:s text:c="14"/>Version: <text:s/>N/A</text:p>
      <text:p text:style-name="P8">Platform: <text:s/>Linux <text:s text:c="15"/>Version: <text:s/>Ubuntu 16.04</text:p>
      <text:p text:style-name="P8">Browser: N/A <text:s text:c="19"/>Version: <text:s/>N/A</text:p>
      <text:p text:style-name="P8">URL: <text:s/>N/A</text:p>
      <text:p text:style-name="P8"/>
      <text:p text:style-name="P8">Is it reproducible: Yes</text:p>
      <text:p text:style-name="P8"/>
      <text:p text:style-name="P8">Description</text:p>
      <text:p text:style-name="P8">===========</text:p>
      <text:p text:style-name="P8">The bug in question affects the amount of cards drawn by the player when this card is played.</text:p>
      <text:p text:style-name="P8">This is the core functionality of the card; a player is able to draw three cards from the</text:p>
      <text:p text:style-name="P8">player's deck, whereas this version only allows the player to draw 2 cards instead.</text:p>
      <text:p text:style-name="P8"/>
      <text:p text:style-name="P8"/>
      <text:p text:style-name="P8">Steps to Produce/Reproduce</text:p>
      <text:p text:style-name="P8">--------------------------</text:p>
      <text:p text:style-name="P8">struct gameState G;</text:p>
      <text:p text:style-name="P8">G.numPlayers = 2;</text:p>
      <text:p text:style-name="P8">G.deck[0][3] = {copper,gold,adventurer};</text:p>
      <text:p text:style-name="P8">G.handCount[0] = 0;</text:p>
      <text:p text:style-name="P8">/* randomize game state */</text:p>
      <text:p text:style-name="P8">play_adventurer(&amp;G);</text:p>
      <text:p text:style-name="P8"/>
      <text:p text:style-name="P8"/>
      <text:p text:style-name="P8"/>
      <text:p text:style-name="P8">Expected Results</text:p>
      <text:p text:style-name="P8">----------------</text:p>
      <text:p text:style-name="P8">G.handCount[0] = 3;</text:p>
      <text:p text:style-name="P8"/>
      <text:p text:style-name="P8"/>
      <text:p text:style-name="P8">Actual Results</text:p>
      <text:p text:style-name="P8">--------------</text:p>
      <text:p text:style-name="P8">G.handCount[0] = 2;</text:p>
      <text:p text:style-name="P8"/>
      <text:p text:style-name="P8"/>
      <text:p text:style-name="P8">Workarounds</text:p>
      <text:p text:style-name="P8"><text:soft-page-break/>-----------</text:p>
      <text:p text:style-name="P8">None</text:p>
      <text:p text:style-name="P8"/>
      <text:p text:style-name="P8"/>
      <text:p text:style-name="P8">Attachments</text:p>
      <text:p text:style-name="P8">-----------</text:p>
      <text:p text:style-name="P8">randomtestcard1.out</text:p>
      <text:p text:style-name="P8"/>
      <text:p text:style-name="P8"/>
      <text:p text:style-name="P8">Other Information</text:p>
      <text:p text:style-name="P8">-----------------</text:p>
      <text:p text:style-name="P8">None</text:p>
      <text:p text:style-name="P8"/>
      <text:p text:style-name="P11">Debugging</text:p>
      <text:p text:style-name="P8"/>
      <text:p text:style-name="P12">I chose the smithy card because it was a straightforward bug to work with and would help with explaining the debugging aspect. <text:s/><text:span text:style-name="T4">I pretended to have not known anything about the code inside and just relied on the specifications set by the dominion game. <text:s/>Within the rule set, a smithy card allows a player to draw three cards, simple as that. <text:s/>To be able to explore what the actual code is doing, it is useful to use debuggers such as the GNU Debugger, which provides a lot of useful information while the program is running within the GDB wrapper. <text:s/>I went through a practice session with GDB and was able to look at variable values and compare them as I went along. <text:s/>I set a breakpoint right at the call of the playSmithy function to be able to step through it and see what the code is doing. <text:s/>I was then able to identify that the for loop was not iterating enough times to be able to allow the player to draw three cards. <text:s/>From there, <text:s/>I was able to go back into the code and fix the issue.</text:span></text:p>
      <text:p text:style-name="P12"/>
      <text:p text:style-name="P12"/>
      <text:p text:style-name="P12">GDB Output:</text:p>
      <text:p text:style-name="P12">(gdb) run randomtestcard1 &gt; mylog.txt</text:p>
      <text:p text:style-name="P12">Starting program: /home/johnny/Documents/CS362-004-SP17/projects/sanchjoh/dominion/randomtestcard1 randomtestcard1 &gt; mylog.txt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p currentPlayer</text:p>
      <text:p text:style-name="P12">$1 = 32767</text:p>
      <text:p text:style-name="P12">(gdb) n</text:p>
      <text:p text:style-name="P12">687<text:tab/> <text:s text:c="5"/>for (i = 0; i &lt; 2; i++)</text:p>
      <text:p text:style-name="P12">(gdb) p currentPlayer</text:p>
      <text:p text:style-name="P12">$2 = 0</text:p>
      <text:p text:style-name="P12">(gdb) n</text:p>
      <text:p text:style-name="P12">689<text:tab/><text:tab/> <text:s/>drawCard(currentPlayer, state);</text:p>
      <text:p text:style-name="P12">(gdb) n</text:p>
      <text:p text:style-name="P12">687<text:tab/> <text:s text:c="5"/>for (i = 0; i &lt; 2; i++)</text:p>
      <text:p text:style-name="P12">(gdb) n</text:p>
      <text:p text:style-name="P12">689<text:tab/><text:tab/> <text:s/>drawCard(currentPlayer, state);</text:p>
      <text:p text:style-name="P12">(gdb) n</text:p>
      <text:p text:style-name="P12">687<text:tab/> <text:s text:c="5"/>for (i = 0; i &lt; 2; i++)</text:p>
      <text:p text:style-name="P12">(gdb) n</text:p>
      <text:p text:style-name="P12"><text:soft-page-break/>695<text:tab/> <text:s text:c="5"/>return 0;</text:p>
      <text:p text:style-name="P12">(gdb) n</text:p>
      <text:p text:style-name="P12">696<text:tab/> }</text:p>
      <text:p text:style-name="P12">(gdb) n</text:p>
      <text:p text:style-name="P12">checkSmithy (state=0x7fffffff76e0, p=0) at randomtestcard1.c:18</text:p>
      <text:p text:style-name="P12">18<text:tab/> <text:s/>if (correct.deckCount[p] &gt; 0) {</text:p>
      <text:p text:style-name="P12">(gdb) p correct.deckCount[p]</text:p>
      <text:p text:style-name="P12">$3 = 148</text:p>
      <text:p text:style-name="P12">(gdb) n</text:p>
      <text:p text:style-name="P12">19<text:tab/> <text:s text:c="3"/>int counter = 0;</text:p>
      <text:p text:style-name="P12">(gdb) n</text:p>
      <text:p text:style-name="P12">21<text:tab/> <text:s text:c="3"/>while (correct.deckCount[p] &gt; 0 &amp;&amp; counter &lt; 3) {</text:p>
      <text:p text:style-name="P12">(gdb) n</text:p>
      <text:p text:style-name="P12">22<text:tab/> <text:s text:c="5"/>correct.deckCount[p]--;</text:p>
      <text:p text:style-name="P12">(gdb) n</text:p>
      <text:p text:style-name="P12">23<text:tab/> <text:s text:c="5"/>correct.handCount[p]++;</text:p>
      <text:p text:style-name="P12">(gdb) p correct.deckCount[p]</text:p>
      <text:p text:style-name="P12">$4 = 147</text:p>
      <text:p text:style-name="P12">(gdb) p correct.handCount[p]</text:p>
      <text:p text:style-name="P12">$5 = 449</text:p>
      <text:p text:style-name="P12">(gdb) n</text:p>
      <text:p text:style-name="P12">24<text:tab/> <text:s text:c="5"/>counter++;</text:p>
      <text:p text:style-name="P12">(gdb) p correct.handCount[p]</text:p>
      <text:p text:style-name="P12">$6 = 450</text:p>
      <text:p text:style-name="P12">(gdb) list</text:p>
      <text:p text:style-name="P12">19<text:tab/> <text:s text:c="3"/>int counter = 0;</text:p>
      <text:p text:style-name="P12">20<text:tab/> <text:s text:c="3"/>// Simulate drawing 3 cards</text:p>
      <text:p text:style-name="P12">21<text:tab/> <text:s text:c="3"/>while (correct.deckCount[p] &gt; 0 &amp;&amp; counter &lt; 3) {</text:p>
      <text:p text:style-name="P12">22<text:tab/> <text:s text:c="5"/>correct.deckCount[p]--;</text:p>
      <text:p text:style-name="P12">23<text:tab/> <text:s text:c="5"/>correct.handCount[p]++;</text:p>
      <text:p text:style-name="P12">24<text:tab/> <text:s text:c="5"/>counter++;</text:p>
      <text:p text:style-name="P12">25<text:tab/> <text:s text:c="3"/>}</text:p>
      <text:p text:style-name="P12">26<text:tab/> <text:s text:c="3"/>// Simulate discarding a card from hand</text:p>
      <text:p text:style-name="P12">27<text:tab/> <text:s text:c="3"/>correct.handCount[p]--;</text:p>
      <text:p text:style-name="P12">28<text:tab/> <text:s text:c="3"/>correct.discardCount[p]++;</text:p>
      <text:p text:style-name="P12">(gdb) n</text:p>
      <text:p text:style-name="P12">21<text:tab/> <text:s text:c="3"/>while (correct.deckCount[p] &gt; 0 &amp;&amp; counter &lt; 3) {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><text:soft-page-break/></text:p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n</text:p>
      <text:p text:style-name="P12">687<text:tab/> <text:s text:c="5"/>for (i = 0; i &lt; 2; i++)</text:p>
      <text:p text:style-name="P12">(gdb) finish</text:p>
      <text:p text:style-name="P12">Run till exit from #0 <text:s/>playSmithy (state=0x7fffffff76e0, handPos=0) at dominion.c:687</text:p>
      <text:p text:style-name="P12">0x0000000000401031 in checkSmithy (state=0x7fffffff76e0, p=0) at randomtestcard1.c:15</text:p>
      <text:p text:style-name="P12">15<text:tab/> <text:s/>result = playSmithy(state, 0);</text:p>
      <text:p text:style-name="P12">Value returned is $7 = 0</text:p>
      <text:p text:style-name="P12">(gdb) n</text:p>
      <text:p text:style-name="P12">18<text:tab/> <text:s/>if (correct.deckCount[p] &gt; 0) {</text:p>
      <text:p text:style-name="P12">(gdb) finish</text:p>
      <text:p text:style-name="P12">Run till exit from #0 <text:s/>checkSmithy (state=0x7fffffff76e0, p=0) at randomtestcard1.c:18</text:p>
      <text:p text:style-name="P12">0x0000000000401528 in main () at randomtestcard1.c:73</text:p>
      <text:p text:style-name="P12">73<text:tab/> <text:s text:c="3"/>result = checkSmithy(&amp;G, p);</text:p>
      <text:p text:style-name="P12">Value returned is $8 = 0</text:p>
      <text:p text:style-name="P12">(gdb) r</text:p>
      <text:p text:style-name="P12">The program being debugged has been started already.</text:p>
      <text:p text:style-name="P12">Start it from the beginning? (y or n) n</text:p>
      <text:p text:style-name="P12">Program not restarted.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f</text:p>
      <text:p text:style-name="P12"><text:soft-page-break/>#0 <text:s/>0x0000000000401528 in main () at randomtestcard1.c:73</text:p>
      <text:p text:style-name="P12">73<text:tab/> <text:s text:c="3"/>result = checkSmithy(&amp;G, p);</text:p>
      <text:p text:style-name="P12">(gdb) f</text:p>
      <text:p text:style-name="P12">#0 <text:s/>0x0000000000401528 in main () at randomtestcard1.c:73</text:p>
      <text:p text:style-name="P12">73<text:tab/> <text:s text:c="3"/>result = checkSmithy(&amp;G, p);</text:p>
      <text:p text:style-name="P12">(gdb) n</text:p>
      <text:p text:style-name="P12">75<text:tab/> <text:s text:c="3"/>if (result == 0) {</text:p>
      <text:p text:style-name="P12">(gdb) n</text:p>
      <text:p text:style-name="P12">76<text:tab/> <text:s text:c="3"/>printf("SMITHY FAILED\n");</text:p>
      <text:p text:style-name="P12">(gdb) n</text:p>
      <text:p text:style-name="P12">58<text:tab/> <text:s/>for (n = 0; n &lt; 2000; n++) {</text:p>
      <text:p text:style-name="P12">(gdb) n</text:p>
      <text:p text:style-name="P12">61<text:tab/> <text:s text:c="3"/>for (i = 0; i &lt; sizeof(struct gameState); i++) {</text:p>
      <text:p text:style-name="P12">(gdb) n</text:p>
      <text:p text:style-name="P12">62<text:tab/> <text:s text:c="5"/>((char*)&amp;G)[i] = floor(Random() * 256);</text:p>
      <text:p text:style-name="P12">(gdb) n</text:p>
      <text:p text:style-name="P12">61<text:tab/> <text:s text:c="3"/>for (i = 0; i &lt; sizeof(struct gameState); i++) {</text:p>
      <text:p text:style-name="P12">(gdb) n</text:p>
      <text:p text:style-name="P12">62<text:tab/> <text:s text:c="5"/>((char*)&amp;G)[i] = floor(Random() * 256);</text:p>
      <text:p text:style-name="P12">(gdb) n</text:p>
      <text:p text:style-name="P12">61<text:tab/> <text:s text:c="3"/>for (i = 0; i &lt; sizeof(struct gameState); i++) {</text:p>
      <text:p text:style-name="P12">(gdb) n</text:p>
      <text:p text:style-name="P12">62<text:tab/> <text:s text:c="5"/>((char*)&amp;G)[i] = floor(Random() * 256);</text:p>
      <text:p text:style-name="P12">(gdb) n</text:p>
      <text:p text:style-name="P12">61<text:tab/> <text:s text:c="3"/>for (i = 0; i &lt; sizeof(struct gameState); i++) {</text:p>
      <text:p text:style-name="P12">(gdb) finish</text:p>
      <text:p text:style-name="P12">"finish" not meaningful in the outermost frame.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><text:soft-page-break/></text:p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</text:p>
      <text:p text:style-name="P12">Continuing.</text:p>
      <text:p text:style-name="P12"/>
      <text:p text:style-name="P12">Breakpoint 1, playSmithy (state=0x7fffffff76e0, handPos=0) at dominion.c:685</text:p>
      <text:p text:style-name="P12">685<text:tab/> <text:s text:c="3"/>int currentPlayer = whoseTurn(state);</text:p>
      <text:p text:style-name="P12">(gdb) cq</text:p>
      <text:p text:style-name="P12">Undefined command: "cq". <text:s/>Try "help".</text:p>
      <text:p text:style-name="P12">(gdb) q</text:p>
      <text:p text:style-name="P12">A debugging session is active.</text:p>
      <text:p text:style-name="P12"/>
      <text:p text:style-name="P12"><text:tab/>Inferior 1 [process 10395] will be killed.</text:p>
      <text:p text:style-name="P12"/>
      <text:p text:style-name="P12">Quit anyway? (y or n) y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21:02:15.495516133</meta:creation-date>
    <dc:date>2017-05-28T23:41:42.452559657</dc:date>
    <meta:editing-duration>PT56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8" meta:paragraph-count="273" meta:word-count="1712" meta:character-count="11150" meta:non-whitespace-character-count="9293"/>
  </office:meta>
</office:document-meta>
</file>